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7.4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Consolas"/>
    </style:style>
    <style:style style:name="ce8" style:family="table-cell" style:parent-style-name="Default">
      <style:text-properties style:font-name="Consolas"/>
    </style:style>
    <style:style style:name="ce9" style:family="table-cell" style:parent-style-name="Default">
      <style:table-cell-properties fo:background-color="#000000"/>
      <style:text-properties style:font-name="Consola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number-columns-repeated="1015" table:default-cell-style-name="ce8"/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 table:number-columns-spanned="1" table:number-rows-spanned="10">
            <text:p>A</text:p>
          </table:table-cell>
          <table:table-cell table:formula="of:=COM.MICROSOFT.CONCAT([.A1:.F1])" office:value-type="string" office:string-value="..##.." calcext:value-type="string">
            <text:p>..##..</text:p>
          </table:table-cell>
          <table:table-cell table:style-name="ce5" table:formula="of:=COM.MICROSOFT.CONCAT(CHAR(34); [.H1:.H10]; CHAR(34); &quot;: &quot;; CHAR(34); [.G1]; CHAR(34); &quot;,&quot;)" office:value-type="string" office:string-value="&quot;..##...#..#.#....##....##....########....##....##....##....#&quot;: &quot;A&quot;," calcext:value-type="string" table:number-columns-spanned="1" table:number-rows-spanned="10">
            <text:p>"..##...#..#.#....##....##....########....##....##....##....#": "A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:.F2])" office:value-type="string" office:string-value=".#..#." calcext:value-type="string">
            <text:p>.#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3:.F3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4:.F4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5:.F5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covered-table-cell/>
          <table:table-cell table:formula="of:=COM.MICROSOFT.CONCAT([.A6:.F6])" office:value-type="string" office:string-value="######" calcext:value-type="string">
            <text:p>#####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7:.F7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8:.F8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9:.F9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0:.F10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table:style-name="ce4" table:number-columns-repeated="6"/>
          <table:table-cell table:style-name="ce7"/>
          <table:table-cell table:style-name="ce9" table:formula="of:=COM.MICROSOFT.CONCAT([.A11:.F11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 table:number-columns-spanned="1" table:number-rows-spanned="10">
            <text:p>B</text:p>
          </table:table-cell>
          <table:table-cell table:formula="of:=COM.MICROSOFT.CONCAT([.A12:.F12])" office:value-type="string" office:string-value="#####." calcext:value-type="string">
            <text:p>#####.</text:p>
          </table:table-cell>
          <table:table-cell table:style-name="ce5" table:formula="of:=COM.MICROSOFT.CONCAT(CHAR(34); [.H12:.H21]; CHAR(34); &quot;: &quot;; CHAR(34); [.G12]; CHAR(34); &quot;,&quot;)" office:value-type="string" office:string-value="&quot;#####.#....##....##....######.#....##....##....##....######.&quot;: &quot;B&quot;," calcext:value-type="string" table:number-columns-spanned="1" table:number-rows-spanned="10">
            <text:p>"#####.#....##....##....######.#....##....##....##....######.": "B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3:.F13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4:.F14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5:.F15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6:.F16])" office:value-type="string" office:string-value="#####." calcext:value-type="string">
            <text:p>####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7:.F17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8:.F18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9:.F19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0:.F20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1:.F21])" office:value-type="string" office:string-value="#####." calcext:value-type="string">
            <text:p>#####.</text:p>
          </table:table-cell>
          <table:covered-table-cell/>
          <table:table-cell table:number-columns-repeated="1015"/>
        </table:table-row>
        <table:table-row table:style-name="ro1">
          <table:table-cell table:style-name="ce4" table:number-columns-repeated="6"/>
          <table:table-cell table:style-name="ce7"/>
          <table:table-cell table:style-name="ce9" table:formula="of:=COM.MICROSOFT.CONCAT([.A22:.F22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C</text:p>
          </table:table-cell>
          <table:table-cell table:formula="of:=COM.MICROSOFT.CONCAT([.A23:.F23])" office:value-type="string" office:string-value=".#####" calcext:value-type="string">
            <text:p>.#####</text:p>
          </table:table-cell>
          <table:table-cell table:style-name="ce5" table:formula="of:=COM.MICROSOFT.CONCAT(CHAR(34); [.H23:.H32]; CHAR(34); &quot;: &quot;; CHAR(34); [.G23]; CHAR(34); &quot;,&quot;)" office:value-type="string" office:string-value="&quot;.######.....#.....#.....#.....#.....#.....#.....#......#####&quot;: &quot;C&quot;," calcext:value-type="string" table:number-columns-spanned="1" table:number-rows-spanned="10">
            <text:p>".######.....#.....#.....#.....#.....#.....#.....#......#####": "C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4:.F24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5:.F25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6:.F26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7:.F27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8:.F28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9:.F29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30:.F30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31:.F31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covered-table-cell/>
          <table:table-cell table:formula="of:=COM.MICROSOFT.CONCAT([.A32:.F32])" office:value-type="string" office:string-value=".#####" calcext:value-type="string">
            <text:p>.#####</text:p>
          </table:table-cell>
          <table:covered-table-cell/>
          <table:table-cell table:number-columns-repeated="1015"/>
        </table:table-row>
        <table:table-row table:style-name="ro1">
          <table:table-cell table:style-name="ce4" table:number-columns-repeated="6"/>
          <table:table-cell table:style-name="ce7"/>
          <table:table-cell table:style-name="ce9" table:formula="of:=COM.MICROSOFT.CONCAT([.A33:.F33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4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 table:number-columns-spanned="1" table:number-rows-spanned="10">
            <text:p>D</text:p>
          </table:table-cell>
          <table:table-cell table:formula="of:=COM.MICROSOFT.CONCAT([.A34:.F34])" office:value-type="string" office:string-value="####.." calcext:value-type="string">
            <text:p>####..</text:p>
          </table:table-cell>
          <table:table-cell table:style-name="ce5" table:formula="of:=COM.MICROSOFT.CONCAT(CHAR(34); [.H34:.H43]; CHAR(34); &quot;: &quot;; CHAR(34); [.G34]; CHAR(34); &quot;,&quot;)" office:value-type="string" office:string-value="&quot;####..#...#.#....##....##....##....##....##....##...#.####..&quot;: &quot;D&quot;," calcext:value-type="string" table:number-columns-spanned="1" table:number-rows-spanned="10">
            <text:p>"####..#...#.#....##....##....##....##....##....##...#.####..": "D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35:.F35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36:.F36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37:.F37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38:.F38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39:.F39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40:.F40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41:.F41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42:.F42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4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43:.F43])" office:value-type="string" office:string-value="####.." calcext:value-type="string">
            <text:p>####..</text:p>
          </table:table-cell>
          <table:covered-table-cell/>
          <table:table-cell table:number-columns-repeated="1015"/>
        </table:table-row>
        <table:table-row table:style-name="ro1">
          <table:table-cell table:style-name="ce4" table:number-columns-repeated="6"/>
          <table:table-cell table:style-name="ce7"/>
          <table:table-cell table:style-name="ce9" table:formula="of:=COM.MICROSOFT.CONCAT([.A44:.F44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E</text:p>
          </table:table-cell>
          <table:table-cell table:formula="of:=COM.MICROSOFT.CONCAT([.A45:.F45])" office:value-type="string" office:string-value="######" calcext:value-type="string">
            <text:p>######</text:p>
          </table:table-cell>
          <table:table-cell table:style-name="ce5" table:formula="of:=COM.MICROSOFT.CONCAT(CHAR(34); [.H45:.H54]; CHAR(34); &quot;: &quot;; CHAR(34); [.G45]; CHAR(34); &quot;,&quot;)" office:value-type="string" office:string-value="&quot;#######.....#.....#.....#####.#.....#.....#.....#.....######&quot;: &quot;E&quot;," calcext:value-type="string" table:number-columns-spanned="1" table:number-rows-spanned="10">
            <text:p>"#######.....#.....#.....#####.#.....#.....#.....#.....######": "E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46:.F46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47:.F47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48:.F48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49:.F49])" office:value-type="string" office:string-value="#####." calcext:value-type="string">
            <text:p>####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50:.F50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51:.F51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52:.F52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53:.F53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covered-table-cell/>
          <table:table-cell table:formula="of:=COM.MICROSOFT.CONCAT([.A54:.F54])" office:value-type="string" office:string-value="######" calcext:value-type="string">
            <text:p>######</text:p>
          </table:table-cell>
          <table:covered-table-cell/>
          <table:table-cell table:number-columns-repeated="1015"/>
        </table:table-row>
        <table:table-row table:style-name="ro1">
          <table:table-cell table:style-name="ce4" table:number-columns-repeated="6"/>
          <table:table-cell table:style-name="ce7"/>
          <table:table-cell table:style-name="ce9" table:formula="of:=COM.MICROSOFT.CONCAT([.A55:.F55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F</text:p>
          </table:table-cell>
          <table:table-cell table:formula="of:=COM.MICROSOFT.CONCAT([.A56:.F56])" office:value-type="string" office:string-value="######" calcext:value-type="string">
            <text:p>######</text:p>
          </table:table-cell>
          <table:table-cell table:style-name="ce5" table:formula="of:=COM.MICROSOFT.CONCAT(CHAR(34); [.H56:.H65]; CHAR(34); &quot;: &quot;; CHAR(34); [.G56]; CHAR(34); &quot;,&quot;)" office:value-type="string" office:string-value="&quot;#######.....#.....#.....#####.#.....#.....#.....#.....#.....&quot;: &quot;F&quot;," calcext:value-type="string" table:number-columns-spanned="1" table:number-rows-spanned="10">
            <text:p>"#######.....#.....#.....#####.#.....#.....#.....#.....#.....": "F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57:.F57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58:.F58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59:.F59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60:.F60])" office:value-type="string" office:string-value="#####." calcext:value-type="string">
            <text:p>####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61:.F61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62:.F62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63:.F63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64:.F64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65:.F65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table:style-name="ce4" table:number-columns-repeated="6"/>
          <table:table-cell table:style-name="ce7"/>
          <table:table-cell table:style-name="ce9" table:formula="of:=COM.MICROSOFT.CONCAT([.A66:.F66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 table:number-columns-spanned="1" table:number-rows-spanned="10">
            <text:p>G</text:p>
          </table:table-cell>
          <table:table-cell table:formula="of:=COM.MICROSOFT.CONCAT([.A67:.F67])" office:value-type="string" office:string-value=".####." calcext:value-type="string">
            <text:p>.####.</text:p>
          </table:table-cell>
          <table:table-cell table:style-name="ce5" table:formula="of:=COM.MICROSOFT.CONCAT(CHAR(34); [.H67:.H76]; CHAR(34); &quot;: &quot;; CHAR(34); [.G67]; CHAR(34); &quot;,&quot;)" office:value-type="string" office:string-value="&quot;.####.#....##.....#.....#.....#..####....##....##...##.###.#&quot;: &quot;G&quot;," calcext:value-type="string" table:number-columns-spanned="1" table:number-rows-spanned="10">
            <text:p>".####.#....##.....#.....#.....#..####....##....##...##.###.#": "G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68:.F68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69:.F69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70:.F70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71:.F71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covered-table-cell/>
          <table:table-cell table:formula="of:=COM.MICROSOFT.CONCAT([.A72:.F72])" office:value-type="string" office:string-value="#..###" calcext:value-type="string">
            <text:p>#..##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73:.F73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74:.F74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covered-table-cell/>
          <table:table-cell table:formula="of:=COM.MICROSOFT.CONCAT([.A75:.F75])" office:value-type="string" office:string-value="#...##" calcext:value-type="string">
            <text:p>#...#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76:.F76])" office:value-type="string" office:string-value=".###.#" calcext:value-type="string">
            <text:p>.###.#</text:p>
          </table:table-cell>
          <table:covered-table-cell/>
          <table:table-cell table:number-columns-repeated="1015"/>
        </table:table-row>
        <table:table-row table:style-name="ro1">
          <table:table-cell table:style-name="ce4" table:number-columns-repeated="6"/>
          <table:table-cell table:style-name="ce7"/>
          <table:table-cell table:style-name="ce9" table:formula="of:=COM.MICROSOFT.CONCAT([.A77:.F77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H</text:p>
          </table:table-cell>
          <table:table-cell table:formula="of:=COM.MICROSOFT.CONCAT([.A78:.F78])" office:value-type="string" office:string-value="#....#" calcext:value-type="string">
            <text:p>#....#</text:p>
          </table:table-cell>
          <table:table-cell table:style-name="ce5" table:formula="of:=COM.MICROSOFT.CONCAT(CHAR(34); [.H78:.H87]; CHAR(34); &quot;: &quot;; CHAR(34); [.G78]; CHAR(34); &quot;,&quot;)" office:value-type="string" office:string-value="&quot;#....##....##....##....########....##....##....##....##....#&quot;: &quot;H&quot;," calcext:value-type="string" table:number-columns-spanned="1" table:number-rows-spanned="10">
            <text:p>"#....##....##....##....########....##....##....##....##....#": "H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79:.F79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80:.F80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81:.F81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covered-table-cell/>
          <table:table-cell table:formula="of:=COM.MICROSOFT.CONCAT([.A82:.F82])" office:value-type="string" office:string-value="######" calcext:value-type="string">
            <text:p>#####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83:.F83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84:.F84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85:.F85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86:.F86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87:.F87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88:.F88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I</text:p>
          </table:table-cell>
          <table:table-cell table:formula="of:=COM.MICROSOFT.CONCAT([.A89:.F89])" office:value-type="string" office:string-value="######" calcext:value-type="string">
            <text:p>######</text:p>
          </table:table-cell>
          <table:table-cell table:style-name="ce5" table:formula="of:=COM.MICROSOFT.CONCAT(CHAR(34); [.H89:.H98]; CHAR(34); &quot;: &quot;; CHAR(34); [.G89]; CHAR(34); &quot;,&quot;)" office:value-type="string" office:string-value="&quot;######..#.....#.....#.....#.....#.....#.....#.....#...######&quot;: &quot;I&quot;," calcext:value-type="string" table:number-columns-spanned="1" table:number-rows-spanned="10">
            <text:p>"######..#.....#.....#.....#.....#.....#.....#.....#...######": "I",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90:.F90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91:.F91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92:.F92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93:.F93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94:.F94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95:.F95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96:.F96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97:.F97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covered-table-cell/>
          <table:table-cell table:formula="of:=COM.MICROSOFT.CONCAT([.A98:.F98])" office:value-type="string" office:string-value="######" calcext:value-type="string">
            <text:p>######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99:.F99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J</text:p>
          </table:table-cell>
          <table:table-cell table:formula="of:=COM.MICROSOFT.CONCAT([.A100:.F100])" office:value-type="string" office:string-value="######" calcext:value-type="string">
            <text:p>######</text:p>
          </table:table-cell>
          <table:table-cell table:style-name="ce5" table:formula="of:=COM.MICROSOFT.CONCAT(CHAR(34); [.H100:.H109]; CHAR(34); &quot;: &quot;; CHAR(34); [.G100]; CHAR(34); &quot;,&quot;)" office:value-type="string" office:string-value="&quot;######...#.....#.....#.....#.....#.....#..#..#..#..#...##...&quot;: &quot;J&quot;," calcext:value-type="string" table:number-columns-spanned="1" table:number-rows-spanned="10">
            <text:p>"######...#.....#.....#.....#.....#.....#..#..#..#..#...##...": "J",</text:p>
          </table:table-cell>
          <table:table-cell table:number-columns-repeated="101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01:.F101])" office:value-type="string" office:string-value="...#.." calcext:value-type="string">
            <text:p>...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02:.F102])" office:value-type="string" office:string-value="...#.." calcext:value-type="string">
            <text:p>...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03:.F103])" office:value-type="string" office:string-value="...#.." calcext:value-type="string">
            <text:p>...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04:.F104])" office:value-type="string" office:string-value="...#.." calcext:value-type="string">
            <text:p>...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05:.F105])" office:value-type="string" office:string-value="...#.." calcext:value-type="string">
            <text:p>...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06:.F106])" office:value-type="string" office:string-value="...#.." calcext:value-type="string">
            <text:p>...#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07:.F107])" office:value-type="string" office:string-value="#..#.." calcext:value-type="string">
            <text:p>#..#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08:.F108])" office:value-type="string" office:string-value="#..#.." calcext:value-type="string">
            <text:p>#..#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109:.F109])" office:value-type="string" office:string-value=".##..." calcext:value-type="string">
            <text:p>.##...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110:.F110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K</text:p>
          </table:table-cell>
          <table:table-cell table:formula="of:=COM.MICROSOFT.CONCAT([.A111:.F111])" office:value-type="string" office:string-value="#....#" calcext:value-type="string">
            <text:p>#....#</text:p>
          </table:table-cell>
          <table:table-cell table:style-name="ce5" table:formula="of:=COM.MICROSOFT.CONCAT(CHAR(34); [.H111:.H120]; CHAR(34); &quot;: &quot;; CHAR(34); [.G111]; CHAR(34); &quot;,&quot;)" office:value-type="string" office:string-value="&quot;#....##...#.#..#..#.#...##....##....#.#...#..#..#...#.#....#&quot;: &quot;K&quot;," calcext:value-type="string" table:number-columns-spanned="1" table:number-rows-spanned="10">
            <text:p>"#....##...#.#..#..#.#...##....##....#.#...#..#..#...#.#....#": "K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12:.F112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13:.F113])" office:value-type="string" office:string-value="#..#.." calcext:value-type="string">
            <text:p>#..#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114:.F114])" office:value-type="string" office:string-value="#.#..." calcext:value-type="string">
            <text:p>#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covered-table-cell/>
          <table:table-cell table:formula="of:=COM.MICROSOFT.CONCAT([.A115:.F115])" office:value-type="string" office:string-value="##...." calcext:value-type="string">
            <text:p>##.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covered-table-cell/>
          <table:table-cell table:formula="of:=COM.MICROSOFT.CONCAT([.A116:.F116])" office:value-type="string" office:string-value="##...." calcext:value-type="string">
            <text:p>##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117:.F117])" office:value-type="string" office:string-value="#.#..." calcext:value-type="string">
            <text:p>#.#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18:.F118])" office:value-type="string" office:string-value="#..#.." calcext:value-type="string">
            <text:p>#..#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19:.F119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20:.F120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121:.F121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 table:number-columns-spanned="1" table:number-rows-spanned="10">
            <text:p>L</text:p>
          </table:table-cell>
          <table:table-cell table:formula="of:=COM.MICROSOFT.CONCAT([.A122:.F122])" office:value-type="string" office:string-value="#....." calcext:value-type="string">
            <text:p>#.....</text:p>
          </table:table-cell>
          <table:table-cell table:style-name="ce5" table:formula="of:=COM.MICROSOFT.CONCAT(CHAR(34); [.H122:.H131]; CHAR(34); &quot;: &quot;; CHAR(34); [.G122]; CHAR(34); &quot;,&quot;)" office:value-type="string" office:string-value="&quot;#.....#.....#.....#.....#.....#.....#.....#.....#.....######&quot;: &quot;L&quot;," calcext:value-type="string" table:number-columns-spanned="1" table:number-rows-spanned="10">
            <text:p>"#.....#.....#.....#.....#.....#.....#.....#.....#.....######": "L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23:.F123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24:.F124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25:.F125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26:.F126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27:.F127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28:.F128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29:.F129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30:.F130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covered-table-cell/>
          <table:table-cell table:formula="of:=COM.MICROSOFT.CONCAT([.A131:.F131])" office:value-type="string" office:string-value="######" calcext:value-type="string">
            <text:p>######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132:.F132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 table:number-columns-spanned="1" table:number-rows-spanned="10">
            <text:p>M</text:p>
          </table:table-cell>
          <table:table-cell table:formula="of:=COM.MICROSOFT.CONCAT([.A133:.F133])" office:value-type="string" office:string-value=".#..#." calcext:value-type="string">
            <text:p>.#..#.</text:p>
          </table:table-cell>
          <table:table-cell table:style-name="ce5" table:formula="of:=COM.MICROSOFT.CONCAT(CHAR(34); [.H133:.H142]; CHAR(34); &quot;: &quot;; CHAR(34); [.G133]; CHAR(34); &quot;,&quot;)" office:value-type="string" office:string-value="&quot;.#..#..####.#.##.##.##.##....##....##....##....##....##....#&quot;: &quot;M&quot;," calcext:value-type="string" table:number-columns-spanned="1" table:number-rows-spanned="10">
            <text:p>".#..#..####.#.##.##.##.##....##....##....##....##....##....#": "M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34:.F134])" office:value-type="string" office:string-value=".####." calcext:value-type="string">
            <text:p>.###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35:.F135])" office:value-type="string" office:string-value="#.##.#" calcext:value-type="string">
            <text:p>#.##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36:.F136])" office:value-type="string" office:string-value="#.##.#" calcext:value-type="string">
            <text:p>#.##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37:.F137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38:.F138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39:.F139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40:.F140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41:.F141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42:.F142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143:.F143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N</text:p>
          </table:table-cell>
          <table:table-cell table:formula="of:=COM.MICROSOFT.CONCAT([.A144:.F144])" office:value-type="string" office:string-value="#....#" calcext:value-type="string">
            <text:p>#....#</text:p>
          </table:table-cell>
          <table:table-cell table:style-name="ce5" table:formula="of:=COM.MICROSOFT.CONCAT(CHAR(34); [.H144:.H153]; CHAR(34); &quot;: &quot;; CHAR(34); [.G144]; CHAR(34); &quot;,&quot;)" office:value-type="string" office:string-value="&quot;#....##....###...##.#..##..#.##...###....##....##....##....#&quot;: &quot;N&quot;," calcext:value-type="string" table:number-columns-spanned="1" table:number-rows-spanned="10">
            <text:p>"#....##....###...##.#..##..#.##...###....##....##....##....#": "N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45:.F145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46:.F146])" office:value-type="string" office:string-value="##...#" calcext:value-type="string">
            <text:p>##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47:.F147])" office:value-type="string" office:string-value="#.#..#" calcext:value-type="string">
            <text:p>#.#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48:.F148])" office:value-type="string" office:string-value="#..#.#" calcext:value-type="string">
            <text:p>#..#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covered-table-cell/>
          <table:table-cell table:formula="of:=COM.MICROSOFT.CONCAT([.A149:.F149])" office:value-type="string" office:string-value="#...##" calcext:value-type="string">
            <text:p>#...#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50:.F150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51:.F151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52:.F152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53:.F153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154:.F154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 table:number-columns-spanned="1" table:number-rows-spanned="10">
            <text:p>O</text:p>
          </table:table-cell>
          <table:table-cell table:formula="of:=COM.MICROSOFT.CONCAT([.A155:.F155])" office:value-type="string" office:string-value=".####." calcext:value-type="string">
            <text:p>.####.</text:p>
          </table:table-cell>
          <table:table-cell table:style-name="ce5" table:formula="of:=COM.MICROSOFT.CONCAT(CHAR(34); [.H155:.H164]; CHAR(34); &quot;: &quot;; CHAR(34); [.G155]; CHAR(34); &quot;,&quot;)" office:value-type="string" office:string-value="&quot;.####.#....##....##....##....##....##....##....##....#.####.&quot;: &quot;O&quot;," calcext:value-type="string" table:number-columns-spanned="1" table:number-rows-spanned="10">
            <text:p>".####.#....##....##....##....##....##....##....##....#.####.": "O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56:.F156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57:.F157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58:.F158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59:.F159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60:.F160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61:.F161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62:.F162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63:.F163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64:.F164])" office:value-type="string" office:string-value=".####." calcext:value-type="string">
            <text:p>.####.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165:.F165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4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 table:number-columns-spanned="1" table:number-rows-spanned="10">
            <text:p>P</text:p>
          </table:table-cell>
          <table:table-cell table:formula="of:=COM.MICROSOFT.CONCAT([.A166:.F166])" office:value-type="string" office:string-value="####.." calcext:value-type="string">
            <text:p>####..</text:p>
          </table:table-cell>
          <table:table-cell table:style-name="ce5" table:formula="of:=COM.MICROSOFT.CONCAT(CHAR(34); [.H166:.H175]; CHAR(34); &quot;: &quot;; CHAR(34); [.G166]; CHAR(34); &quot;,&quot;)" office:value-type="string" office:string-value="&quot;####..#...#.#....##....##...#.####..#.....#.....#.....#.....&quot;: &quot;P&quot;," calcext:value-type="string" table:number-columns-spanned="1" table:number-rows-spanned="10">
            <text:p>"####..#...#.#....##....##...#.####..#.....#.....#.....#.....": "P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67:.F167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68:.F168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69:.F169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70:.F170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4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71:.F171])" office:value-type="string" office:string-value="####.." calcext:value-type="string">
            <text:p>####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72:.F172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73:.F173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74:.F174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175:.F175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176:.F176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 table:number-columns-spanned="1" table:number-rows-spanned="10">
            <text:p>Q</text:p>
          </table:table-cell>
          <table:table-cell table:formula="of:=COM.MICROSOFT.CONCAT([.A177:.F177])" office:value-type="string" office:string-value="#####." calcext:value-type="string">
            <text:p>#####.</text:p>
          </table:table-cell>
          <table:table-cell table:style-name="ce5" table:formula="of:=COM.MICROSOFT.CONCAT(CHAR(34); [.H177:.H186]; CHAR(34); &quot;: &quot;; CHAR(34); [.G177]; CHAR(34); &quot;,&quot;)" office:value-type="string" office:string-value="&quot;#####.#...#.#...#.#...#.#...#.#.#.#.#..##.#####......#.....#&quot;: &quot;Q&quot;," calcext:value-type="string" table:number-columns-spanned="1" table:number-rows-spanned="10">
            <text:p>"#####.#...#.#...#.#...#.#...#.#.#.#.#..##.#####......#.....#": "Q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78:.F178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79:.F179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80:.F180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81:.F181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82:.F182])" office:value-type="string" office:string-value="#.#.#." calcext:value-type="string">
            <text:p>#.#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83:.F183])" office:value-type="string" office:string-value="#..##." calcext:value-type="string">
            <text:p>#..##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84:.F184])" office:value-type="string" office:string-value="#####." calcext:value-type="string">
            <text:p>#####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85:.F185])" office:value-type="string" office:string-value=".....#" calcext:value-type="string">
            <text:p>.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86:.F186])" office:value-type="string" office:string-value=".....#" calcext:value-type="string">
            <text:p>.....#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187:.F187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 table:number-columns-spanned="1" table:number-rows-spanned="10">
            <text:p>R</text:p>
          </table:table-cell>
          <table:table-cell table:formula="of:=COM.MICROSOFT.CONCAT([.A188:.F188])" office:value-type="string" office:string-value="#####." calcext:value-type="string">
            <text:p>#####.</text:p>
          </table:table-cell>
          <table:table-cell table:style-name="ce5" table:formula="of:=COM.MICROSOFT.CONCAT(CHAR(34); [.H188:.H197]; CHAR(34); &quot;: &quot;; CHAR(34); [.G188]; CHAR(34); &quot;,&quot;)" office:value-type="string" office:string-value="&quot;#####.#....##....##....######.##....#.#...#..#..#...#.#....#&quot;: &quot;R&quot;," calcext:value-type="string" table:number-columns-spanned="1" table:number-rows-spanned="10">
            <text:p>"#####.#....##....##....######.##....#.#...#..#..#...#.#....#": "R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89:.F189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90:.F190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91:.F191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92:.F192])" office:value-type="string" office:string-value="#####." calcext:value-type="string">
            <text:p>#####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covered-table-cell/>
          <table:table-cell table:formula="of:=COM.MICROSOFT.CONCAT([.A193:.F193])" office:value-type="string" office:string-value="##...." calcext:value-type="string">
            <text:p>##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194:.F194])" office:value-type="string" office:string-value="#.#..." calcext:value-type="string">
            <text:p>#.#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195:.F195])" office:value-type="string" office:string-value="#..#.." calcext:value-type="string">
            <text:p>#..#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196:.F196])" office:value-type="string" office:string-value="#...#." calcext:value-type="string">
            <text:p>#.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197:.F197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198:.F198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S</text:p>
          </table:table-cell>
          <table:table-cell table:formula="of:=COM.MICROSOFT.CONCAT([.A199:.F199])" office:value-type="string" office:string-value=".#####" calcext:value-type="string">
            <text:p>.#####</text:p>
          </table:table-cell>
          <table:table-cell table:style-name="ce5" table:formula="of:=COM.MICROSOFT.CONCAT(CHAR(34); [.H199:.H208]; CHAR(34); &quot;: &quot;; CHAR(34); [.G199]; CHAR(34); &quot;,&quot;)" office:value-type="string" office:string-value="&quot;.######.....#.....#......####......#.....#.....#.....######.&quot;: &quot;S&quot;," calcext:value-type="string" table:number-columns-spanned="1" table:number-rows-spanned="10">
            <text:p>".######.....#.....#......####......#.....#.....#.....######.": "S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00:.F200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01:.F201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02:.F202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03:.F203])" office:value-type="string" office:string-value=".####." calcext:value-type="string">
            <text:p>.####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04:.F204])" office:value-type="string" office:string-value=".....#" calcext:value-type="string">
            <text:p>.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05:.F205])" office:value-type="string" office:string-value=".....#" calcext:value-type="string">
            <text:p>.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06:.F206])" office:value-type="string" office:string-value=".....#" calcext:value-type="string">
            <text:p>.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07:.F207])" office:value-type="string" office:string-value=".....#" calcext:value-type="string">
            <text:p>.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08:.F208])" office:value-type="string" office:string-value="#####." calcext:value-type="string">
            <text:p>#####.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209:.F209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T</text:p>
          </table:table-cell>
          <table:table-cell table:formula="of:=COM.MICROSOFT.CONCAT([.A210:.F210])" office:value-type="string" office:string-value="######" calcext:value-type="string">
            <text:p>######</text:p>
          </table:table-cell>
          <table:table-cell table:style-name="ce5" table:formula="of:=COM.MICROSOFT.CONCAT(CHAR(34); [.H210:.H219]; CHAR(34); &quot;: &quot;; CHAR(34); [.G210]; CHAR(34); &quot;,&quot;)" office:value-type="string" office:string-value="&quot;######..#.....#.....#.....#.....#.....#.....#.....#.....#...&quot;: &quot;T&quot;," calcext:value-type="string" table:number-columns-spanned="1" table:number-rows-spanned="10">
            <text:p>"######..#.....#.....#.....#.....#.....#.....#.....#.....#...": "T",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211:.F211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212:.F212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213:.F213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214:.F214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215:.F215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216:.F216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217:.F217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218:.F218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219:.F219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220:.F220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U</text:p>
          </table:table-cell>
          <table:table-cell table:formula="of:=COM.MICROSOFT.CONCAT([.A221:.F221])" office:value-type="string" office:string-value="#....#" calcext:value-type="string">
            <text:p>#....#</text:p>
          </table:table-cell>
          <table:table-cell table:style-name="ce5" table:formula="of:=COM.MICROSOFT.CONCAT(CHAR(34); [.H221:.H230]; CHAR(34); &quot;: &quot;; CHAR(34); [.G221]; CHAR(34); &quot;,&quot;)" office:value-type="string" office:string-value="&quot;#....##....##....##....##....##....##....##....##....#.####.&quot;: &quot;U&quot;," calcext:value-type="string" table:number-columns-spanned="1" table:number-rows-spanned="10">
            <text:p>"#....##....##....##....##....##....##....##....##....#.####.": "U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22:.F222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23:.F223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24:.F224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25:.F225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26:.F226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27:.F227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28:.F228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29:.F229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30:.F230])" office:value-type="string" office:string-value=".####." calcext:value-type="string">
            <text:p>.####.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231:.F231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V</text:p>
          </table:table-cell>
          <table:table-cell table:formula="of:=COM.MICROSOFT.CONCAT([.A232:.F232])" office:value-type="string" office:string-value="#....#" calcext:value-type="string">
            <text:p>#....#</text:p>
          </table:table-cell>
          <table:table-cell table:style-name="ce5" table:formula="of:=COM.MICROSOFT.CONCAT(CHAR(34); [.H232:.H241]; CHAR(34); &quot;: &quot;; CHAR(34); [.G232]; CHAR(34); &quot;,&quot;)" office:value-type="string" office:string-value="&quot;#....##....##....##....##....##....##....##....#.#..#...##..&quot;: &quot;V&quot;," calcext:value-type="string" table:number-columns-spanned="1" table:number-rows-spanned="10">
            <text:p>"#....##....##....##....##....##....##....##....#.#..#...##..": "V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33:.F233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34:.F234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35:.F235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36:.F236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37:.F237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38:.F238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39:.F239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40:.F240])" office:value-type="string" office:string-value=".#..#." calcext:value-type="string">
            <text:p>.#..#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241:.F241])" office:value-type="string" office:string-value="..##.." calcext:value-type="string">
            <text:p>..##..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242:.F242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W</text:p>
          </table:table-cell>
          <table:table-cell table:formula="of:=COM.MICROSOFT.CONCAT([.A243:.F243])" office:value-type="string" office:string-value="#....#" calcext:value-type="string">
            <text:p>#....#</text:p>
          </table:table-cell>
          <table:table-cell table:style-name="ce5" table:formula="of:=COM.MICROSOFT.CONCAT(CHAR(34); [.H243:.H252]; CHAR(34); &quot;: &quot;; CHAR(34); [.G243]; CHAR(34); &quot;,&quot;)" office:value-type="string" office:string-value="&quot;#....##....##....##....##.##.##.##.##.##.##.##.#.#..#..#..#.&quot;: &quot;W&quot;," calcext:value-type="string" table:number-columns-spanned="1" table:number-rows-spanned="10">
            <text:p>"#....##....##....##....##.##.##.##.##.##.##.##.#.#..#..#..#.": "W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44:.F244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45:.F245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46:.F246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47:.F247])" office:value-type="string" office:string-value="#.##.#" calcext:value-type="string">
            <text:p>#.##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48:.F248])" office:value-type="string" office:string-value="#.##.#" calcext:value-type="string">
            <text:p>#.##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49:.F249])" office:value-type="string" office:string-value="#.##.#" calcext:value-type="string">
            <text:p>#.##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50:.F250])" office:value-type="string" office:string-value="#.##.#" calcext:value-type="string">
            <text:p>#.##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51:.F251])" office:value-type="string" office:string-value=".#..#." calcext:value-type="string">
            <text:p>.#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52:.F252])" office:value-type="string" office:string-value=".#..#." calcext:value-type="string">
            <text:p>.#..#.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253:.F253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X</text:p>
          </table:table-cell>
          <table:table-cell table:formula="of:=COM.MICROSOFT.CONCAT([.A254:.F254])" office:value-type="string" office:string-value="#....#" calcext:value-type="string">
            <text:p>#....#</text:p>
          </table:table-cell>
          <table:table-cell table:style-name="ce5" table:formula="of:=COM.MICROSOFT.CONCAT(CHAR(34); [.H254:.H263]; CHAR(34); &quot;: &quot;; CHAR(34); [.G254]; CHAR(34); &quot;,&quot;)" office:value-type="string" office:string-value="&quot;#....##....#.#..#..#..#...##....##...#..#..#..#.#....##....#&quot;: &quot;X&quot;," calcext:value-type="string" table:number-columns-spanned="1" table:number-rows-spanned="10">
            <text:p>"#....##....#.#..#..#..#...##....##...#..#..#..#.#....##....#": "X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55:.F255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56:.F256])" office:value-type="string" office:string-value=".#..#." calcext:value-type="string">
            <text:p>.#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57:.F257])" office:value-type="string" office:string-value=".#..#." calcext:value-type="string">
            <text:p>.#..#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258:.F258])" office:value-type="string" office:string-value="..##.." calcext:value-type="string">
            <text:p>..#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259:.F259])" office:value-type="string" office:string-value="..##.." calcext:value-type="string">
            <text:p>..##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60:.F260])" office:value-type="string" office:string-value=".#..#." calcext:value-type="string">
            <text:p>.#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61:.F261])" office:value-type="string" office:string-value=".#..#." calcext:value-type="string">
            <text:p>.#..#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62:.F262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63:.F263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264:.F264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Y</text:p>
          </table:table-cell>
          <table:table-cell table:formula="of:=COM.MICROSOFT.CONCAT([.A265:.F265])" office:value-type="string" office:string-value="#....#" calcext:value-type="string">
            <text:p>#....#</text:p>
          </table:table-cell>
          <table:table-cell table:style-name="ce5" table:formula="of:=COM.MICROSOFT.CONCAT(CHAR(34); [.H265:.H274]; CHAR(34); &quot;: &quot;; CHAR(34); [.G265]; CHAR(34); &quot;,&quot;)" office:value-type="string" office:string-value="&quot;#....##....##....#.#..#...##....##....##....##....##....##..&quot;: &quot;Y&quot;," calcext:value-type="string" table:number-columns-spanned="1" table:number-rows-spanned="10">
            <text:p>"#....##....##....#.#..#...##....##....##....##....##....##..": "Y"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66:.F266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67:.F267])" office:value-type="string" office:string-value="#....#" calcext:value-type="string">
            <text:p>#....#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68:.F268])" office:value-type="string" office:string-value=".#..#." calcext:value-type="string">
            <text:p>.#..#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269:.F269])" office:value-type="string" office:string-value="..##.." calcext:value-type="string">
            <text:p>..#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270:.F270])" office:value-type="string" office:string-value="..##.." calcext:value-type="string">
            <text:p>..#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271:.F271])" office:value-type="string" office:string-value="..##.." calcext:value-type="string">
            <text:p>..#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272:.F272])" office:value-type="string" office:string-value="..##.." calcext:value-type="string">
            <text:p>..#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273:.F273])" office:value-type="string" office:string-value="..##.." calcext:value-type="string">
            <text:p>..#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274:.F274])" office:value-type="string" office:string-value="..##.." calcext:value-type="string">
            <text:p>..##..</text:p>
          </table:table-cell>
          <table:covered-table-cell/>
          <table:table-cell table:number-columns-repeated="1015"/>
        </table:table-row>
        <table:table-row table:style-name="ro1" table:visibility="collapse">
          <table:table-cell table:style-name="ce4" table:number-columns-repeated="6"/>
          <table:table-cell table:style-name="ce7"/>
          <table:table-cell table:style-name="ce9" table:formula="of:=COM.MICROSOFT.CONCAT([.A275:.F275])">
            <text:p/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table-cell office:value-type="string" calcext:value-type="string" table:number-columns-spanned="1" table:number-rows-spanned="10">
            <text:p>Z</text:p>
          </table:table-cell>
          <table:table-cell table:formula="of:=COM.MICROSOFT.CONCAT([.A276:.F276])" office:value-type="string" office:string-value="######" calcext:value-type="string">
            <text:p>######</text:p>
          </table:table-cell>
          <table:table-cell table:style-name="ce5" table:formula="of:=COM.MICROSOFT.CONCAT(CHAR(34); [.H276:.H285]; CHAR(34); &quot;: &quot;; CHAR(34); [.G276]; CHAR(34); &quot;,&quot;)" office:value-type="string" office:string-value="&quot;######.....#.....#....#....#....#....#....#.....#.....######&quot;: &quot;Z&quot;," calcext:value-type="string" table:number-columns-spanned="1" table:number-rows-spanned="10">
            <text:p>"######.....#.....#....#....#....#....#....#.....#.....######": "Z",</text:p>
          </table:table-cell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77:.F277])" office:value-type="string" office:string-value=".....#" calcext:value-type="string">
            <text:p>.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covered-table-cell/>
          <table:table-cell table:formula="of:=COM.MICROSOFT.CONCAT([.A278:.F278])" office:value-type="string" office:string-value=".....#" calcext:value-type="string">
            <text:p>.....#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covered-table-cell/>
          <table:table-cell table:formula="of:=COM.MICROSOFT.CONCAT([.A279:.F279])" office:value-type="string" office:string-value="....#." calcext:value-type="string">
            <text:p>....#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covered-table-cell/>
          <table:table-cell table:formula="of:=COM.MICROSOFT.CONCAT([.A280:.F280])" office:value-type="string" office:string-value="...#.." calcext:value-type="string">
            <text:p>...#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covered-table-cell/>
          <table:table-cell table:formula="of:=COM.MICROSOFT.CONCAT([.A281:.F281])" office:value-type="string" office:string-value="..#..." calcext:value-type="string">
            <text:p>..#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covered-table-cell/>
          <table:table-cell table:formula="of:=COM.MICROSOFT.CONCAT([.A282:.F282])" office:value-type="string" office:string-value=".#...." calcext:value-type="string">
            <text:p>.#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83:.F283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covered-table-cell/>
          <table:table-cell table:formula="of:=COM.MICROSOFT.CONCAT([.A284:.F284])" office:value-type="string" office:string-value="#....." calcext:value-type="string">
            <text:p>#.....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 office:value-type="string" calcext:value-type="string">
            <text:p>#</text:p>
          </table:table-cell>
          <table:covered-table-cell/>
          <table:table-cell table:formula="of:=COM.MICROSOFT.CONCAT([.A285:.F285])" office:value-type="string" office:string-value="######" calcext:value-type="string">
            <text:p>######</text:p>
          </table:table-cell>
          <table:covered-table-cell/>
          <table:table-cell table:number-columns-repeated="1015"/>
        </table:table-row>
        <table:table-row table:style-name="ro1">
          <table:table-cell table:style-name="ce4" table:number-columns-repeated="6"/>
          <table:table-cell table:style-name="ce7"/>
          <table:table-cell table:style-name="ce9" table:formula="of:=COM.MICROSOFT.CONCAT([.A286:.F286])">
            <text:p/>
          </table:table-cell>
          <table:table-cell table:style-name="ce9"/>
          <table:table-cell table:number-columns-repeated="1015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20:05:16.945450453</meta:creation-date>
    <dc:date>2022-09-07T20:57:06.561649445</dc:date>
    <meta:editing-duration>PT15M13S</meta:editing-duration>
    <meta:editing-cycles>4</meta:editing-cycles>
    <meta:generator>LibreOffice/7.3.5.2$Linux_X86_64 LibreOffice_project/30$Build-2</meta:generator>
    <meta:document-statistic meta:table-count="1" meta:cell-count="1898" meta:object-count="0"/>
  </office:meta>
</office:document-meta>
</file>